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3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199.88mm"/>
    </style:style>
    <style:style style:name="co4" style:family="table-column">
      <style:table-column-properties fo:break-before="auto" style:column-width="62.9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62.64mm"/>
    </style:style>
    <style:style style:name="co7" style:family="table-column">
      <style:table-column-properties fo:break-before="auto" style:column-width="15.28mm"/>
    </style:style>
    <style:style style:name="co8" style:family="table-column">
      <style:table-column-properties fo:break-before="auto" style:column-width="101.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Articles">
      <style:table-properties table:display="true" style:writing-mode="lr-tb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Artic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1. Qual é o tipo de trabalho?</text:p>
          </table:table-cell>
          <table:table-cell table:style-name="ce3" office:value-type="string" calcext:value-type="string">
            <text:p>2. Quais são os corpus utilizados?</text:p>
          </table:table-cell>
          <table:table-cell table:style-name="ce3" office:value-type="string" calcext:value-type="string">
            <text:p><text:s/>3. O trabalho envolveu técnicas de Deep Learning? Quais? </text:p>
          </table:table-cell>
          <table:table-cell table:style-name="ce3" office:value-type="string" calcext:value-type="string">
            <text:p><text:s/>4. O trabalho utilizou modelos de 'word embedding'? Quais? </text:p>
          </table:table-cell>
          <table:table-cell table:style-name="ce3" office:value-type="string" calcext:value-type="string">
            <text:p><text:s/>5. Qual é domínio de aplicação?</text:p>
          </table:table-cell>
          <table:table-cell table:style-name="ce3" office:value-type="string" calcext:value-type="string">
            <text:p>6. Quais línguas o trabalho abordou?</text:p>
          </table:table-cell>
          <table:table-cell table:style-name="ce3" office:value-type="string" calcext:value-type="string">
            <text:p>7. O trabalho utilizou técnicas diferentes do Deep Learning? Quais?</text:p>
          </table:table-cell>
          <table:table-cell table:style-name="ce3" office:value-type="string" calcext:value-type="string">
            <text:p>8. Qual foi o tipo de aprendizado?</text:p>
          </table:table-cell>
          <table:table-cell table:style-name="ce3" office:value-type="string" calcext:value-type="string">
            <text:p>9. Qual terminologia utilizada?</text:p>
          </table:table-cell>
          <table:table-cell table:style-name="ce3" office:value-type="string" calcext:value-type="string">
            <text:p>10. Qual é o tipo de corpus testado?</text:p>
          </table:table-cell>
        </table:table-row>
        <table:table-row table:style-name="ro1">
          <table:table-cell table:style-name="ce2" office:value-type="string" calcext:value-type="string">
            <text:p>Selective compound splitting of swedish queries for boolean combinations of truncated terms</text:p>
          </table:table-cell>
          <table:table-cell table:style-name="ce2"/>
          <table:table-cell table:style-name="ce2" office:value-type="string" calcext:value-type="string">
            <text:p>CLEF Corpora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O = Outra</text:p>
          </table:table-cell>
          <table:table-cell table:style-name="ce2" office:value-type="string" calcext:value-type="string">
            <text:p>VSM = Vector Space Model</text:p>
            <text:p>RI = Random Indexing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Statistical machine translation of german compound words</text:p>
          </table:table-cell>
          <table:table-cell table:style-name="ce2"/>
          <table:table-cell table:style-name="ce2" office:value-type="string" calcext:value-type="string">
            <text:p>European Parliamen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Técnicas Estatístic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How to Avoid Burning Ducks: Combining Linguistic Analysis and Corpus Statistics for German Compound Processing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ND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MA = Morphological Analysis = using SMOR Morphological Analyser</text:p>
            <text:p>WFC = Word Frequencies from large Corpus = used combined with MA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Letter sequence labeling for compound splitting</text:p>
          </table:table-cell>
          <table:table-cell table:style-name="ce2"/>
          <table:table-cell table:style-name="ce2" office:value-type="string" calcext:value-type="string">
            <text:p>PE = Parra Escartin dataset</text:p>
            <text:p>GM = GermaN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U = Universal</text:p>
          </table:table-cell>
          <table:table-cell table:style-name="ce2" office:value-type="string" calcext:value-type="string">
            <text:p>CRF = Conditional Random Fields</text:p>
            <text:p>LSL = Letter Sequence Labeling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, P = Palavras Compostas</text:p>
          </table:table-cell>
        </table:table-row>
        <table:table-row table:style-name="ro1">
          <table:table-cell table:style-name="ce2" office:value-type="string" calcext:value-type="string">
            <text:p>Determining immediate constituents of compounds in GermaNet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German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Morphological Analysi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Empirical Methods for Compound Splitting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European Parliament Proceedings, consisting of 20 million words of Germa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FBM = Frequency Based Metric</text:p>
            <text:p>TL = Translation Lexicon = establishes word alignment in the two language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Language-independent Compound Splitting with Morphological Operation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Europarl Corpus</text:p>
            <text:p>WMT-07 Dataset - Workshop of Machine Translation 2007 datas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, V = Várias</text:p>
          </table:table-cell>
          <table:table-cell table:style-name="ce2" office:value-type="string" calcext:value-type="string">
            <text:p>MA = Morphological Analysis</text:p>
            <text:p>MOBC = Morphological Operations learned from a Bilingual Corpus</text:p>
            <text:p>MC = Monolingual Corpora = to learn and filter the set of compound part candidate</text:p>
            <text:p>DP = Dynamic Programming = to find the optimal split sequence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Dutch hypernym detection: does decompounding help?</text:p>
          </table:table-cell>
          <table:table-cell table:style-name="ce2"/>
          <table:table-cell table:style-name="ce2" office:value-type="string" calcext:value-type="string">
            <text:p>Own Annoted Corpus with BRA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hypernym detection system</text:p>
            <text:p>pos tagging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Wordsyoudontknow: Evaluation of lexicon-based decompounding with unknown handling</text:p>
          </table:table-cell>
          <table:table-cell table:style-name="ce2"/>
          <table:table-cell table:style-name="ce2" office:value-type="string" calcext:value-type="string">
            <text:p>news corpus</text:p>
            <text:p>wiki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Wordsyoudontknow: Evaluation of lexicon-based decompounding with unknown handling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imple compound splitting for German</text:p>
          </table:table-cell>
          <table:table-cell table:style-name="ce2"/>
          <table:table-cell table:style-name="ce2" office:value-type="string" calcext:value-type="string">
            <text:p>German webcorpus</text:p>
            <text:p>SMOR</text:p>
            <text:p>German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Form-to-Lemma Mapping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German compound splitting using the compound productivity of morpheme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Giga Web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MA = Morphological Analysis</text:p>
            <text:p>MoA = Morpheme Analysis</text:p>
            <text:p>L = Lexicon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Splitting compounds with ngrams</text:p>
          </table:table-cell>
          <table:table-cell table:style-name="ce2"/>
          <table:table-cell table:style-name="ce2" office:value-type="string" calcext:value-type="string">
            <text:p>Aamulehti-1999 Finnish daily newspaper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morphological analyzer</text:p>
            <text:p>Trigram Language Model</text:p>
          </table:table-cell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German Compounds and Statistical Machine Translation. Can they get along?</text:p>
          </table:table-cell>
          <table:table-cell table:style-name="ce2"/>
          <table:table-cell table:style-name="ce2" office:value-type="string" calcext:value-type="string">
            <text:p>TRIS corpus</text:p>
            <text:p>German-Spanish parallel corpus</text:p>
            <text:p>Europarl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E = Espanhol</text:p>
          </table:table-cell>
          <table:table-cell table:style-name="ce2" office:value-type="string" calcext:value-type="string">
            <text:p>Pos Tagging</text:p>
          </table:table-cell>
          <table:table-cell table:style-name="ce2"/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Data-driven Compound Splitting Method for English Compounds in Domain Name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Wikipedia English corpus Titles = 1.1M unique word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Objective Function based in Frequency</text:p>
            <text:p>N-gram = 1-gram to 3-gram</text:p>
            <text:p>List of Stop-words = filter tokens</text:p>
          </table:table-cell>
          <table:table-cell table:style-name="ce2"/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U = URL</text:p>
          </table:table-cell>
        </table:table-row>
        <table:table-row table:style-name="ro1">
          <table:table-cell table:style-name="ce2" office:value-type="string" calcext:value-type="string">
            <text:p>Evaluating compound splitters extrinsically with textual entailment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RTE-3 Dataset from PASCAL Recognising Textual Entailment Challenge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Recognizing Textual Entailment</text:p>
            <text:p>Lexical Overlap Hypothesis</text:p>
          </table:table-cell>
          <table:table-cell table:style-name="ce2"/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Comparing the Effect of Syntactic vs. Statistical Phrase Indexing Strategies for Dutch</text:p>
          </table:table-cell>
          <table:table-cell table:style-name="ce2"/>
          <table:table-cell table:style-name="ce2" office:value-type="string" calcext:value-type="string">
            <text:p>Het Eindhovens Dagblad</text:p>
            <text:p>Het Brabants Dagblad</text:p>
            <text:p>Het Nieuwsblad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O = Outra</text:p>
          </table:table-cell>
          <table:table-cell table:style-name="ce2"/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Compound decomposition in Dutch large vocabulary speech recognition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, O = Outra</text:p>
          </table:table-cell>
          <table:table-cell table:style-name="ce2" office:value-type="string" calcext:value-type="string">
            <text:p>Data-driven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Annotated Suffix Tree Method for German Compound Splitting</text:p>
          </table:table-cell>
          <table:table-cell table:style-name="ce2"/>
          <table:table-cell table:style-name="ce2" office:value-type="string" calcext:value-type="string">
            <text:p>Wiktionary, Category: German compound word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Annotated Suffix Tree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Towards unsupervised and language-independent compound splitting using inflectional morphological transformation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German and Dutch version of Wikipedia</text:p>
            <text:p>Afrikaans Taalkommissie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A = Alemão, V = Várias</text:p>
          </table:table-cell>
          <table:table-cell table:style-name="ce2" office:value-type="string" calcext:value-type="string">
            <text:p>Morphological transformation</text:p>
            <text:p>Inflectional morphology</text:p>
            <text:p>Compound headedness</text:p>
            <text:p>POS Tagging</text:p>
            <text:p>Lemmatizer</text:p>
            <text:p>Binary split compound set developed for GermaNet by Henrich and Hinrichs</text:p>
            <text:p>Split point gold standards developed by Verhoeven et al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Splitting of compound terms in non-prototypical compounding languages</text:p>
          </table:table-cell>
          <table:table-cell table:style-name="ce2"/>
          <table:table-cell table:style-name="ce2" office:value-type="string" calcext:value-type="string">
            <text:p>New York Times corpus, The Russian National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, V = Várias</text:p>
          </table:table-cell>
          <table:table-cell table:style-name="ce2" office:value-type="string" calcext:value-type="string">
            <text:p>Estatísticas</text:p>
          </table:table-cell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erman Decompounding in a Difficult Corpus</text:p>
          </table:table-cell>
          <table:table-cell table:style-name="ce2"/>
          <table:table-cell table:style-name="ce2" office:value-type="string" calcext:value-type="string">
            <text:p>Europar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upport vector Machine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Frequency-Based</text:p>
            <text:p>Probability-Based</text:p>
            <text:p>Mutual Information</text:p>
            <text:p>Suport Vector Machine</text:p>
          </table:table-cell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P = Palavras Compostas</text:p>
          </table:table-cell>
        </table:table-row>
        <table:table-row table:style-name="ro1">
          <table:table-cell table:style-name="ce2" office:value-type="string" calcext:value-type="string">
            <text:p>Automatic word spacing using probabilistic models based on character n-grams</text:p>
          </table:table-cell>
          <table:table-cell table:style-name="ce2"/>
          <table:table-cell table:style-name="ce2" office:value-type="string" calcext:value-type="string">
            <text:p>21st Century Sejong Project’s, ETRI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, V = Várias</text:p>
          </table:table-cell>
          <table:table-cell table:style-name="ce2" office:value-type="string" calcext:value-type="string">
            <text:p>Técnicas Estatísticas baseadas em n-gram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CS = Compound Splitting, WSP = Wor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An Empirical Study of Identifier Splitting Technique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TRIS: A fast and accurate identifiers splitting and expansion algorithm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LUDISO = http://www.cs.loyola.edu/~binkley/ludiso/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Dictionary Transformations</text:p>
            <text:p>Identifier Transformation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LINSEN: An efficient approach to split identifiers and expand abbreviation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Identifiers extracted from 24 C/C++ anda Java Opensource System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DT = Dictionaries of Terms = extracted from source code and computer science context</text:p>
            <text:p>EA = Expand Abreviation =  expand abreviation terms</text:p>
            <text:p>DTW = Dynamic Time Warping Algorithm = find near optmail matchings between identier's substrings and words in an English Dictionary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TIDIER: An identifier splitting approach using speech recognition technique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Apache Web server Code</text:p>
            <text:p>Programs of GNU Repository</text:p>
            <text:p>Linux Kernel</text:p>
            <text:p>Own Dataset (Oracle)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String edit distance</text:p>
            <text:p>Word transformation rules</text:p>
            <text:p>Thesaurus of words and abbreviation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Splitting source code identifiers using Bidirectional LSTM Recurrent Neural Network</text:p>
          </table:table-cell>
          <table:table-cell table:style-name="ce2"/>
          <table:table-cell table:style-name="ce2" office:value-type="string" calcext:value-type="string">
            <text:p>Public Git Archive</text:p>
            <text:p>Wikipedia corpus</text:p>
          </table:table-cell>
          <table:table-cell table:style-name="ce2" office:value-type="string" calcext:value-type="string">
            <text:p>LSTM</text:p>
            <text:p>Character-level Convolutional Neural Network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radient boosting on decision tree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From Source Code Identifiers to Natural Language Term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A dataset for evaluating identifier splitter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An Experimental Investigation on the Effects of Context on Source Code Identifiers Splitting and Expansion</text:p>
          </table:table-cell>
          <table:table-cell table:style-name="ce2"/>
          <table:table-cell table:style-name="ce2" office:value-type="string" calcext:value-type="string">
            <text:p>C open-source program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Automatic Derivation of Concepts Based on the Analysis of Source Code Identifier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/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Mining source code to automatically split identifiers for software analysi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9000 OpenSource Java Programs in SourceForge, annotated with two human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AE = Abbreviation Expansions = Try to expand abbreviated strings  </text:p>
            <text:p>DW = Dictionary Word = Validate tokens with Dictionary Word (Ispell tool)</text:p>
          </table:table-cell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Can Better Identifier Splitting Techniques Help Feature Location?</text:p>
          </table:table-cell>
          <table:table-cell table:style-name="ce2"/>
          <table:table-cell table:style-name="ce2" office:value-type="string" calcext:value-type="string">
            <text:p>Rhino Features</text:p>
            <text:p>Rhino Bugs</text:p>
            <text:p>jEdit Features</text:p>
            <text:p>jEdit Bug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Information Retrieval </text:p>
            <text:p>Dynamic analysis</text:p>
          </table:table-cell>
          <table:table-cell table:style-name="ce2"/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Spiral: splitters for identifiers in source code files.</text:p>
          </table:table-cell>
          <table:table-cell table:style-name="ce2"/>
          <table:table-cell table:style-name="ce2" office:value-type="string" calcext:value-type="string">
            <text:p>NLTK</text:p>
            <text:p>Wordn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Ronin Algorithm</text:p>
          </table:table-cell>
          <table:table-cell table:style-name="ce2"/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Helpful or not? an investigation on the feasibility of identifier splitting via CNN-BiLSTM-CRF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Binkley dataset</text:p>
            <text:p>Jhotdraw dataset</text:p>
            <text:p>BT11</text:p>
            <text:p>Lynx</text:p>
          </table:table-cell>
          <table:table-cell table:style-name="ce2" office:value-type="string" calcext:value-type="string">
            <text:p>CNN = Convolutional Neural Network</text:p>
            <text:p>BiLSTM = Bidirectional Long Short-Term Memory Network</text:p>
            <text:p>CRF = Conditional Random Field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I = Identificadores de código-fonte</text:p>
          </table:table-cell>
        </table:table-row>
        <table:table-row table:style-name="ro1">
          <table:table-cell table:style-name="ce2" office:value-type="string" calcext:value-type="string">
            <text:p>Using an Ant Colony Metaheuristic to Optimize Automatic Word Segmentation for Ancient Greek</text:p>
          </table:table-cell>
          <table:table-cell table:style-name="ce2"/>
          <table:table-cell table:style-name="ce2" office:value-type="string" calcext:value-type="string">
            <text:p>ND/NA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Análise morfológica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Python {Word} {Segmentation}</text:p>
          </table:table-cell>
          <table:table-cell table:style-name="ce2"/>
          <table:table-cell table:style-name="ce2" office:value-type="string" calcext:value-type="string">
            <text:p>Google Web Trillion Word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Técnicas Estatístic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tatistical {Natural} {Language} {Processing} in {Python}. or {How} {To} {Do} {Things} {With} {Words}. {And} {Counters}. or {Everything} {I} {Needed} to {Know} {About} {NLP} {I} learned {From} {Sesame} {Street}. {Except} {Kneser}-{Ney} {Smoothing}. {The} {Count} {Didn}'t {Cover} {That}.</text:p>
          </table:table-cell>
          <table:table-cell table:style-name="ce2"/>
          <table:table-cell table:style-name="ce2" office:value-type="string" calcext:value-type="string">
            <text:p>big.tx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Programação dinâmica e bigram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Fast {Word} {Segmentation} of {Noisy} {Text}</text:p>
          </table:table-cell>
          <table:table-cell table:style-name="ce2"/>
          <table:table-cell table:style-name="ce2" office:value-type="string" calcext:value-type="string">
            <text:p>Google Books Ngram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Programação dinâmica e matriz triangular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Using language rules to improve the performance of word segmentation</text:p>
          </table:table-cell>
          <table:table-cell table:style-name="ce2"/>
          <table:table-cell table:style-name="ce2" office:value-type="string" calcext:value-type="string">
            <text:p>The People Daily corpus of January 1998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Regras da Linguagem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A statistical learning algorithm for word segmentation</text:p>
          </table:table-cell>
          <table:table-cell table:style-name="ce2"/>
          <table:table-cell table:style-name="ce2" office:value-type="string" calcext:value-type="string">
            <text:p>ND/NA</text:p>
          </table:table-cell>
          <table:table-cell table:style-name="ce2" office:value-type="string" calcext:value-type="string">
            <text:p>Statistical Learnin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Técnicas Estatístic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reaking Bad: Detecting malicious domains using word segmentation</text:p>
          </table:table-cell>
          <table:table-cell table:style-name="ce2"/>
          <table:table-cell table:style-name="ce2" office:value-type="string" calcext:value-type="string">
            <text:p>Google Ngrams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Técnicas Estatístic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U = URL</text:p>
          </table:table-cell>
        </table:table-row>
        <table:table-row table:style-name="ro1">
          <table:table-cell table:style-name="ce2" office:value-type="string" calcext:value-type="string">
            <text:p>Neural Machine Translation of Rare Words with Subword Units</text:p>
          </table:table-cell>
          <table:table-cell table:style-name="ce2"/>
          <table:table-cell table:style-name="ce2" office:value-type="string" calcext:value-type="string">
            <text:p>Eurparl versão 7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Byte pair encoding (BPE)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Comparing neural- and N-gram-based language models for word segmentation</text:p>
          </table:table-cell>
          <table:table-cell table:style-name="ce2"/>
          <table:table-cell table:style-name="ce2" office:value-type="string" calcext:value-type="string">
            <text:p>WMT17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Redes Neurais Recorrentes, Técnicas estatísticas baseadas em n-gramas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Word segmentation through cross-lingual word-to-phoneme alignment</text:p>
          </table:table-cell>
          <table:table-cell table:style-name="ce2"/>
          <table:table-cell table:style-name="ce2" office:value-type="string" calcext:value-type="string">
            <text:p>BTEC Corpus</text:p>
          </table:table-cell>
          <table:table-cell table:number-columns-repeated="2" table:style-name="ce2" office:value-type="string" calcext:value-type="string">
            <text:p>N = Nã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E = Espanhol, I = Inglês, V = Várias</text:p>
          </table:table-cell>
          <table:table-cell table:style-name="ce2" office:value-type="string" calcext:value-type="string">
            <text:p>Word-to-Word Alignment</text:p>
            <text:p>Phoneme recognition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Unsupervised segmentation of sequences using harmony search and hierarchical clustering techniques</text:p>
          </table:table-cell>
          <table:table-cell table:style-name="ce2"/>
          <table:table-cell table:style-name="ce2" office:value-type="string" calcext:value-type="string">
            <text:p>Livro Moby Dick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Baseado no Algoritmo de Viterbi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Unsupervised learning of word segmentation rules with genetic algorithms and inductive logic programming</text:p>
          </table:table-cell>
          <table:table-cell table:style-name="ce2"/>
          <table:table-cell table:style-name="ce2" office:value-type="string" calcext:value-type="string">
            <text:p>ND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/>
          <table:table-cell table:style-name="ce2" office:value-type="string" calcext:value-type="string">
            <text:p>F = Francẽs</text:p>
          </table:table-cell>
          <table:table-cell table:style-name="ce2" office:value-type="string" calcext:value-type="string">
            <text:p>Programação Lógica Indutiva (ILP), Algoritmos Genéticos (GA), Análise Morfológica (MA)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An improved unsupervised approach to word segmentation</text:p>
          </table:table-cell>
          <table:table-cell table:style-name="ce2"/>
          <table:table-cell table:style-name="ce2" office:value-type="string" calcext:value-type="string">
            <text:p>Backoff-2 dataset, Backoff-3 dataset, CGW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Técnicas Estatísticas e aprendizado não supervisionado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Detecting "protein words" through unsupervised word segmentation</text:p>
          </table:table-cell>
          <table:table-cell table:style-name="ce2"/>
          <table:table-cell table:style-name="ce2" office:value-type="string" calcext:value-type="string">
            <text:p>Protein Data Bank (PDB)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Aprendizado não-supervisionado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Incremental Learning for Fully Unsupervised Word Segmentation UsingPenalized Likelihood and Model Selection</text:p>
          </table:table-cell>
          <table:table-cell table:style-name="ce2"/>
          <table:table-cell table:style-name="ce2" office:value-type="string" calcext:value-type="string">
            <text:p>Bernstein-Ratner, SIGHAN Bakeoff-2005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Aprendizado não supervisionado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Morphological and Language-Agnostic Word Segmentation for NMT</text:p>
          </table:table-cell>
          <table:table-cell table:style-name="ce2"/>
          <table:table-cell table:style-name="ce2" office:value-type="string" calcext:value-type="string">
            <text:p>Europarl v7</text:p>
            <text:p>OpenSubtitles2016</text:p>
            <text:p>WMT3 newstest2011</text:p>
            <text:p>WMT3 newstest2013</text:p>
          </table:table-cell>
          <table:table-cell table:style-name="ce2" office:value-type="string" calcext:value-type="string">
            <text:p>STE = SubwordTextEncoder class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A = Alemão, V = Várias</text:p>
          </table:table-cell>
          <table:table-cell table:style-name="ce2" office:value-type="string" calcext:value-type="string">
            <text:p>BPE = BytePair Encoding</text:p>
            <text:p>MS = Morpheme Segmentation (Morfessor Tool)</text:p>
            <text:p>Moses tokenizer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Universal Word Segmentation: Implementation and Interpretation</text:p>
          </table:table-cell>
          <table:table-cell table:style-name="ce2"/>
          <table:table-cell table:style-name="ce2" office:value-type="string" calcext:value-type="string">
            <text:p>Datasets from Universal Dependencies 2.0</text:p>
          </table:table-cell>
          <table:table-cell table:style-name="ce2" office:value-type="string" calcext:value-type="string">
            <text:p>BiRNN = Bidirectional Recurrent Neural Networks</text:p>
          </table:table-cell>
          <table:table-cell table:style-name="ce2" office:value-type="string" calcext:value-type="string">
            <text:p>CE = Character Embedding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C = Chinês, F = Francẽs, I = Inglês, P = Português, V = Várias</text:p>
          </table:table-cell>
          <table:table-cell table:style-name="ce2" office:value-type="string" calcext:value-type="string">
            <text:p>CRF = Conditional Random Field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Improving Nonparameteric Bayesian Inference: Experiments on Unsupervised Word Segmentation with Adaptor Grammars</text:p>
          </table:table-cell>
          <table:table-cell table:style-name="ce2"/>
          <table:table-cell table:style-name="ce2" office:value-type="string" calcext:value-type="string">
            <text:p>Brent version of the Bernstein-Ratner corpus</text:p>
          </table:table-cell>
          <table:table-cell table:number-columns-repeated="2" table:style-name="ce2" office:value-type="string" calcext:value-type="string">
            <text:p>N = Não</text:p>
          </table:table-cell>
          <table:table-cell table:style-name="ce2" office:value-type="string" calcext:value-type="string">
            <text:p>G = Geral</text:p>
          </table:table-cell>
          <table:table-cell table:style-name="ce2"/>
          <table:table-cell table:style-name="ce2" office:value-type="string" calcext:value-type="string">
            <text:p>HBI = Hierarchical Bayesian Inference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Fully Unsupervised Word Segmentation with BVE and MDL</text:p>
          </table:table-cell>
          <table:table-cell table:style-name="ce2"/>
          <table:table-cell table:style-name="ce2" office:value-type="string" calcext:value-type="string">
            <text:p>BR87 corpus</text:p>
          </table:table-cell>
          <table:table-cell table:number-columns-repeated="2" table:style-name="ce2" office:value-type="string" calcext:value-type="string">
            <text:p>N = Nã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MDL = Minimum Description Length</text:p>
            <text:p>BVE = Bootstrapped Voting Experts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Language Independent Word Segmentation for Statistical Machine Translation</text:p>
          </table:table-cell>
          <table:table-cell table:style-name="ce2"/>
          <table:table-cell table:style-name="ce2" office:value-type="string" calcext:value-type="string">
            <text:p>BTEC = Multilingual Basic Travel Expressions Corpu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C = Chinês, I = Inglês, V = Várias</text:p>
          </table:table-cell>
          <table:table-cell table:style-name="ce2" office:value-type="string" calcext:value-type="string">
            <text:p>IBM = Iterative Bootstrap Method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82 Treebanks, 34 Models: Universal Dependency Parsing withMulti-Treebank Models</text:p>
          </table:table-cell>
          <table:table-cell table:style-name="ce2"/>
          <table:table-cell table:style-name="ce2" office:value-type="string" calcext:value-type="string">
            <text:p>Universal Dependencies v2.2</text:p>
          </table:table-cell>
          <table:table-cell table:style-name="ce2" office:value-type="string" calcext:value-type="string">
            <text:p>BiRNN-CRF</text:p>
            <text:p> Attention-based LSTM Model</text:p>
          </table:table-cell>
          <table:table-cell table:style-name="ce2" office:value-type="string" calcext:value-type="string">
            <text:p>Facebook word embeddings</text:p>
            <text:p>Character Embeddings Trained on Wikipedia Text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, V = Várias</text:p>
          </table:table-cell>
          <table:table-cell table:style-name="ce2" office:value-type="string" calcext:value-type="string">
            <text:p>Joint Word</text:p>
            <text:p>Trie-based segmenter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Learning to Discover, Ground and Use Words with Segmental NeuralLanguage Models</text:p>
          </table:table-cell>
          <table:table-cell table:style-name="ce2"/>
          <table:table-cell table:style-name="ce2" office:value-type="string" calcext:value-type="string">
            <text:p>Brent corpus</text:p>
            <text:p>English Penn Treebank</text:p>
            <text:p>Beijing University Corpus</text:p>
            <text:p>Chinese Penn Treebank</text:p>
          </table:table-cell>
          <table:table-cell table:style-name="ce2" office:value-type="string" calcext:value-type="string">
            <text:p>Character-LSTM</text:p>
            <text:p>Segmental Neural Language Mode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C = Chinês, I = Inglês</text:p>
          </table:table-cell>
          <table:table-cell table:style-name="ce2" office:value-type="string" calcext:value-type="string">
            <text:p>Lexical Generation</text:p>
            <text:p>Marginal Likelihood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Using wikipedia links to construct word segmentation corpora</text:p>
          </table:table-cell>
          <table:table-cell table:style-name="ce2"/>
          <table:table-cell table:style-name="ce2" office:value-type="string" calcext:value-type="string">
            <text:p>Wikipedia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POS Tagging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Integration of multiple bilingually-trained segmentation schemes into statistical machine translation</text:p>
          </table:table-cell>
          <table:table-cell table:style-name="ce2"/>
          <table:table-cell table:style-name="ce2" office:value-type="string" calcext:value-type="string">
            <text:p>Bilingual/Multilingual Corpus</text:p>
            <text:p>Basic Travel Expressions Corpus (BTREC)</text:p>
            <text:p>Statistical Machine Translatio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C = Chinês, I = Inglês, V = Várias</text:p>
          </table:table-cell>
          <table:table-cell table:style-name="ce2" office:value-type="string" calcext:value-type="string">
            <text:p>Maximum-Entropy Method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embler: Ensembling crowd sequential labeling for improved quality</text:p>
          </table:table-cell>
          <table:table-cell table:style-name="ce2"/>
          <table:table-cell table:style-name="ce2" office:value-type="string" calcext:value-type="string">
            <text:p>Crowdsourcing services</text:p>
            <text:p>Amazon Mechanical Turking</text:p>
            <text:p>Tweet data set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Crowd Annotation</text:p>
            <text:p>Majority Agreement</text:p>
          </table:table-cell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Neural Word Segmentation with Rich Pretraining</text:p>
          </table:table-cell>
          <table:table-cell table:style-name="ce2"/>
          <table:table-cell table:style-name="ce2" office:value-type="string" calcext:value-type="string">
            <text:p>Chinese Treebank 6.0 (CTB6)</text:p>
            <text:p>SIGHAN 2005 bake-off </text:p>
            <text:p>NLPCC 2016 shared task for Weibo segmentation</text:p>
            <text:p>Chinese Gigaword</text:p>
          </table:table-cell>
          <table:table-cell table:style-name="ce2" office:value-type="string" calcext:value-type="string">
            <text:p>S = SIM</text:p>
            <text:p>LST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C = Chinê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mi-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2"/>
          <table:table-cell table:style-name="ce2" office:value-type="string" calcext:value-type="string">
            <text:p>Universal Dependencies 2.1 corpus (UD2)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CRF</text:p>
          </table:table-cell>
          <table:table-cell table:style-name="ce2" office:value-type="string" calcext:value-type="string">
            <text:p>Supervisionad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egmenting twitter hashtags</text:p>
          </table:table-cell>
          <table:table-cell table:style-name="ce2"/>
          <table:table-cell table:style-name="ce2" office:value-type="string" calcext:value-type="string">
            <text:p>Contemporary American English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R = Análise de Redes Sociais</text:p>
          </table:table-cell>
          <table:table-cell table:style-name="ce2" office:value-type="string" calcext:value-type="string">
            <text:p>I = Inglês, P = Português</text:p>
          </table:table-cell>
          <table:table-cell table:style-name="ce2" office:value-type="string" calcext:value-type="string">
            <text:p>Maximum Known Matching</text:p>
            <text:p>Maximum Unknown Matching</text:p>
            <text:p>Two grams</text:p>
            <text:p>POS tagging</text:p>
          </table:table-cell>
          <table:table-cell table:style-name="ce2"/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H = Hashtag</text:p>
          </table:table-cell>
        </table:table-row>
        <table:table-row table:style-name="ro1">
          <table:table-cell table:style-name="ce2" office:value-type="string" calcext:value-type="string">
            <text:p>Word Segmentation As General Chunking</text:p>
          </table:table-cell>
          <table:table-cell table:style-name="ce2"/>
          <table:table-cell table:style-name="ce2" office:value-type="string" calcext:value-type="string">
            <text:p>BR87 corpus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VE = Voting Experts</text:p>
            <text:p>BVE = Bootstrapped Voting Experts</text:p>
            <text:p>PtM = Phoneme to Morpheme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P = Word Splitting</text:p>
          </table:table-cell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Ekphrasis</text:p>
          </table:table-cell>
          <table:table-cell table:style-name="ce2"/>
          <table:table-cell table:style-name="ce2" office:value-type="string" calcext:value-type="string">
            <text:p>english Wikipedia, twitter - 330mil english tweets</text:p>
          </table:table-cell>
          <table:table-cell table:style-name="ce2" office:value-type="string" calcext:value-type="string">
            <text:p>Y, Redes Neurais Recorrente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ão informado / Não aplicável</text:p>
          </table:table-cell>
          <table:table-cell table:style-name="ce2" office:value-type="string" calcext:value-type="string">
            <text:p>WSP = Word Splitting, WS = Word Segmentation</text:p>
          </table:table-cell>
          <table:table-cell table:style-name="ce2" office:value-type="string" calcext:value-type="string">
            <text:p>G = Geral, H = Hashtag</text:p>
          </table:table-cell>
        </table:table-row>
        <table:table-row table:style-name="ro1">
          <table:table-cell table:style-name="ce2" office:value-type="string" calcext:value-type="string">
            <text:p>Web scale NLP: A case study on URL word breaking</text:p>
          </table:table-cell>
          <table:table-cell table:style-name="ce2"/>
          <table:table-cell table:style-name="ce2" office:value-type="string" calcext:value-type="string">
            <text:p>Microsoft N-gram service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Bayesian Minimum Risk Framework</text:p>
          </table:table-cell>
          <table:table-cell table:style-name="ce2" office:value-type="string" calcext:value-type="string">
            <text:p>Não-supervisionado</text:p>
          </table:table-cell>
          <table:table-cell table:style-name="ce2" office:value-type="string" calcext:value-type="string">
            <text:p>WSP = Word Splitting, WS = Word Segmentation</text:p>
          </table:table-cell>
          <table:table-cell table:style-name="ce2" office:value-type="string" calcext:value-type="string">
            <text:p>U = URL</text:p>
          </table:table-cell>
        </table:table-row>
        <table:table-row table:style-name="ro1">
          <table:table-cell table:style-name="ce2" office:value-type="string" calcext:value-type="string">
            <text:p>Cross-lingual Word Segmentation and Morpheme Segmentation as SequenceLabelling</text:p>
          </table:table-cell>
          <table:table-cell table:style-name="ce2"/>
          <table:table-cell table:style-name="ce2" office:value-type="string" calcext:value-type="string">
            <text:p>- 10 data sets provided in the MLP 2017 shared tasks</text:p>
          </table:table-cell>
          <table:table-cell table:style-name="ce2" office:value-type="string" calcext:value-type="string">
            <text:p>S = Sim</text:p>
            <text:p>BiRRN = Bidirectional Recurrent Neural Network</text:p>
            <text:p>GRU = Gated recurrent units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CRF = Conditional Random Fields</text:p>
            <text:p>MF = Morpheme Segmentation</text:p>
            <text:p>3GM = 3-Gram Model</text:p>
            <text:p>VA = Viterbi Algorithm</text:p>
          </table:table-cell>
          <table:table-cell table:style-name="ce2" office:value-type="string" calcext:value-type="string">
            <text:p>Não-supervisionado</text:p>
          </table:table-cell>
          <table:table-cell table:style-name="ce2"/>
          <table:table-cell table:style-name="ce2" office:value-type="string" calcext:value-type="string">
            <text:p>G = Geral</text:p>
          </table:table-cell>
        </table:table-row>
        <table:table-row table:style-name="ro1">
          <table:table-cell table:style-name="ce2" office:value-type="string" calcext:value-type="string">
            <text:p>Segmenting web-domains and hashtags using length specific model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/>
          <table:table-cell table:number-columns-repeated="2"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joint probability model</text:p>
            <text:p>SVM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Error: get() returned more than one DataExtraction -- it returned 2!</text:p>
          </table:table-cell>
          <table:table-cell table:number-columns-repeated="10"/>
        </table:table-row>
        <table:table-row table:style-name="ro1" table:number-rows-repeated="104850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Articles.A1:Articles.K70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20:18:20.0873108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4T22:13:16.705144185</dc:date>
    <meta:editing-duration>PT1H26M1S</meta:editing-duration>
    <meta:editing-cycles>2</meta:editing-cycles>
    <meta:document-statistic meta:table-count="1" meta:cell-count="682" meta:object-count="0"/>
  </office:meta>
</office:document-meta>
</file>